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e97f6" officeooo:paragraph-rsid="001e97f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e97f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fo:background-color="#ffff00" style:font-weight-asian="normal" style:font-weight-complex="normal"/>
    </style:style>
    <style:style style:name="P10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1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1e97f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92d2f"/>
    </style:style>
    <style:style style:name="P15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1309c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67b7d"/>
    </style:style>
    <style:style style:name="T6" style:family="text">
      <style:text-properties officeooo:rsid="001e97f6"/>
    </style:style>
    <style:style style:name="T7" style:family="text">
      <style:text-properties officeooo:rsid="0021309c"/>
    </style:style>
    <style:style style:name="T8" style:family="text">
      <style:text-properties officeooo:rsid="002d03e5"/>
    </style:style>
    <style:style style:name="T9" style:family="text">
      <style:text-properties officeooo:rsid="00231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DAGASCAR</text:p>
      <text:p text:style-name="P5"/>
      <text:p text:style-name="P3"><text:span text:style-name="T6">Pasolli</text:span> et al., 20<text:span text:style-name="T6">19</text:span>. PRJNA485056<text:span text:style-name="T1">:</text:span></text:p>
      <text:p text:style-name="P2"/>
      <text:list xml:id="list2573366870" text:style-name="WWNum1">
        <text:list-item>
          <text:p text:style-name="P10"><text:span text:style-name="T2">Reference</text:span>: Pasolli, E., Asnicar, F., Manara, S., Zolfo, M., Karcher, N., Armanini, F., ... &amp; Segata, N. (2019). Extensive unexplored human microbiome diversity revealed by over 150,000 genomes from metagenomes spanning age, geography, and lifestyle. Cell, 176(3), 649-662. <text:a xlink:type="simple" xlink:href="https://doi.org/10.1016/j.cell.2019.01.001" text:style-name="Internet_20_link" text:visited-style-name="Visited_20_Internet_20_Link">https://doi.org/10.1016/j.cell.2019.01.001</text:a></text:p>
          <text:p text:style-name="P11"/>
        </text:list-item>
        <text:list-item>
          <text:p text:style-name="P12"><text:span text:style-name="T2">Description</text:span>: </text:p>
          <text:list>
            <text:list-item>
              <text:p text:style-name="P12"><text:span text:style-name="T1">Tipo Dataset</text:span>: Poblacional.</text:p>
            </text:list-item>
            <text:list-item>
              <text:p text:style-name="P12"><text:span text:style-name="T1">Estado Individuos</text:span>: <text:span text:style-name="T5">Healthy</text:span></text:p>
            </text:list-item>
            <text:list-item>
              <text:p text:style-name="P12"><text:span text:style-name="T1">Antes Filtros</text:span>:</text:p>
              <text:list>
                <text:list-item>
                  <text:p text:style-name="P12"><text:span text:style-name="T1">N.º Muestras=Nº Individuos</text:span>: Si (<text:span text:style-name="T6">112</text:span> muestras/<text:span text:style-name="T6">112</text:span> individuos).</text:p>
                </text:list-item>
                <text:list-item>
                  <text:p text:style-name="P12"><text:span text:style-name="T3">N.º FASTQs=N.º SampleAccessions</text:span>: Si (<text:span text:style-name="T6">112</text:span> PAIRED/ <text:span text:style-name="T6">112</text:span> SampleAccessions).</text:p>
                </text:list-item>
              </text:list>
            </text:list-item>
            <text:list-item>
              <text:p text:style-name="P13">No hace falta filtrar.</text:p>
            </text:list-item>
          </text:list>
        </text:list-item>
      </text:list>
      <text:p text:style-name="P1"/>
      <text:p text:style-name="P15"><text:span text:style-name="T8">NO</text:span> HABRÍA QUE JUNTAR LOS FASTQS.<text:span text:style-name="T7"> </text:span></text:p>
      <text:p text:style-name="P1"/>
      <text:p text:style-name="P4"><text:span text:style-name="T4">Script CHECK</text:span>:</text:p>
      <text:p text:style-name="P4"/>
      <text:p text:style-name="P7">Run Stats:</text:p>
      <text:p text:style-name="P8"/>
      <text:p text:style-name="P8">1) Number of run_accessions: 112</text:p>
      <text:p text:style-name="P8">2) Appearances per scientific_name(tax_id):</text:p>
      <text:p text:style-name="P8"><text:s text:c="9"/>unique_values <text:s/>counts</text:p>
      <text:p text:style-name="P8">gut metagenome(749906) <text:s text:c="4"/>112</text:p>
      <text:p text:style-name="P8">3) Appearances per instrument_model(instrument_platform):</text:p>
      <text:p text:style-name="P8"><text:s text:c="16"/>unique_values <text:s/>counts</text:p>
      <text:p text:style-name="P8">Illumina HiSeq 2500(ILLUMINA) <text:s text:c="4"/>112</text:p>
      <text:p text:style-name="P8">4) Appearances per library_layout:</text:p>
      <text:p text:style-name="P8">unique_values <text:s/>counts</text:p>
      <text:p text:style-name="P8"><text:s text:c="7"/>PAIRED <text:s text:c="4"/>112</text:p>
      <text:p text:style-name="P8">5) Appearances per library_strategy+library_source:</text:p>
      <text:p text:style-name="P8"><text:s text:c="2"/>unique_values <text:s/>counts</text:p>
      <text:p text:style-name="P9">WGS+METAGENOMIC <text:s text:c="4"/>112</text:p>
      <text:p text:style-name="P8"/>
      <text:p text:style-name="P7">Sample Stats:</text:p>
      <text:p text:style-name="P8"/>
      <text:p text:style-name="P8">1) Stats for "sample_accession":</text:p>
      <text:p text:style-name="P8">1.1) Number of unique samples for "sample_accession": 112</text:p>
      <text:p text:style-name="P8">1.2) Samples per scientific_name(tax_id) in "sample_accession":</text:p>
      <text:p text:style-name="P8"><text:s text:c="16"/>values <text:s/>counts</text:p>
      <text:p text:style-name="P8">gut metagenome(749906) <text:s text:c="4"/>112</text:p>
      <text:p text:style-name="P8">1.3) Samples per instrument_model(instrument_platform) in "sample_accession":</text:p>
      <text:p text:style-name="P8"><text:s text:c="23"/>values <text:s/>counts</text:p>
      <text:p text:style-name="P8">Illumina HiSeq 2500(ILLUMINA) <text:s text:c="4"/>112</text:p>
      <text:p text:style-name="P8">1.4) Samples per library_layout in "sample_accession":</text:p>
      <text:p text:style-name="P8">values <text:s/>counts</text:p>
      <text:p text:style-name="P8">PAIRED <text:s text:c="4"/>112</text:p>
      <text:p text:style-name="P8">1.5) Samples per library_strategy+library_source in "sample_accession":</text:p>
      <text:p text:style-name="P8"><text:s text:c="9"/>values <text:s/>counts</text:p>
      <text:p text:style-name="P9"><text:soft-page-break/>WGS+METAGENOMIC <text:s text:c="4"/>1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2:43:06.307515016</dc:date>
    <meta:editing-duration>PT2H54M8S</meta:editing-duration>
    <meta:editing-cycles>12</meta:editing-cycles>
    <meta:document-statistic meta:table-count="0" meta:image-count="0" meta:object-count="0" meta:page-count="2" meta:paragraph-count="42" meta:word-count="189" meta:character-count="1671" meta:non-whitespace-character-count="1408"/>
  </office:meta>
</office:document-meta>
</file>